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2152" officeooo:paragraph-rsid="001b2152"/>
    </style:style>
    <style:style style:name="P2" style:family="paragraph" style:parent-style-name="Standard">
      <style:paragraph-properties fo:text-align="center" style:justify-single-word="false"/>
      <style:text-properties style:font-name="JetBrainsMono Nerd Font Mono" officeooo:rsid="001b2152" officeooo:paragraph-rsid="001b2152"/>
    </style:style>
    <style:style style:name="T1" style:family="text">
      <style:text-properties style:font-name="JetBrainsMono Nerd Font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nri Vandersleyen</text:p>
      <text:p text:style-name="P2"/>
      <text:p text:style-name="P2">Cover Letter</text:p>
      <text:p text:style-name="P2"/>
      <text:p text:style-name="P2">Please accept the link to my github profile as a cover letter as I strongly believe that actions speak louder than words, and also because your time is precious.</text:p>
      <text:p text:style-name="P2"/>
      <text:p text:style-name="P1"><text:a xlink:type="simple" xlink:href="https://github.com/Vanderscycle" text:style-name="Internet_20_link" text:visited-style-name="Visited_20_Internet_20_Link"><text:span text:style-name="T1">Githu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09:00:13.192186148</meta:creation-date>
    <dc:date>2022-03-19T09:01:37.862995839</dc:date>
    <meta:editing-duration>PT1M25S</meta:editing-duration>
    <meta:editing-cycles>1</meta:editing-cycles>
    <meta:document-statistic meta:table-count="0" meta:image-count="0" meta:object-count="0" meta:page-count="1" meta:paragraph-count="4" meta:word-count="34" meta:character-count="197" meta:non-whitespace-character-count="167"/>
    <meta:generator>LibreOffice/7.3.1.3$Linux_X86_64 LibreOffice_project/30$Build-3</meta:generator>
  </office:meta>
</office:document-meta>
</file>